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text-properties style:use-window-font-color="true" style:font-name="Arial" fo:language="pt" fo:country="BR" style:letter-kerning="true" style:language-asian="zh" style:country-asian="CN" style:font-name-complex="Arial" style:font-size-complex="10pt" style:language-complex="ar" style:country-complex="SA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9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4b5cce" officeooo:paragraph-rsid="00023a1f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bold" officeooo:rsid="00023a1f" officeooo:paragraph-rsid="00023a1f" style:letter-kerning="true" style:font-name-asian="Times New Roman" style:font-size-asian="11pt" style:language-asian="zh" style:country-asian="CN" style:font-weight-asian="bold" style:font-name-complex="Arial" style:font-size-complex="11pt" style:language-complex="ar" style:country-complex="SA" style:font-weight-complex="bold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paragraph-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P17" style:family="paragraph" style:parent-style-name="Texto_20_tabela">
      <style:paragraph-properties fo:text-align="center" style:justify-single-word="false" style:snap-to-layout-grid="false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4da0a8" officeooo:paragraph-rsid="0002101b"/>
    </style:style>
    <style:style style:name="P20" style:family="paragraph" style:parent-style-name="CabecalhoTabela">
      <style:paragraph-properties style:snap-to-layout-grid="false"/>
    </style:style>
    <style:style style:name="P21" style:family="paragraph" style:parent-style-name="CabecalhoTabela">
      <style:paragraph-properties style:snap-to-layout-grid="false"/>
      <style:text-properties officeooo:paragraph-rsid="0002101b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3" style:family="paragraph" style:parent-style-name="LO-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24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3a1f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Listabul" style:list-style-name="L3" style:master-page-name="">
      <style:paragraph-properties fo:margin-left="0cm" fo:margin-right="0cm" fo:margin-top="0cm" fo:margin-bottom="0cm" style:contextual-spacing="false" fo:text-align="justify" style:justify-single-word="false" fo:hyphenation-ladder-count="no-limit" fo:text-indent="0cm" style:auto-text-indent="false" style:page-number="auto">
        <style:tab-stops>
          <style:tab-stop style:position="-1.244cm"/>
        </style:tab-stops>
      </style:paragraph-properties>
      <style:text-properties style:use-window-font-color="true" style:font-name="Arial" fo:language="pt" fo:country="BR" fo:font-weight="bold" officeooo:rsid="00023a1f" officeooo:paragraph-rsid="00023a1f" style:letter-kerning="true" style:font-weight-asian="bold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P29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0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2101b" officeooo:paragraph-rsid="0002101b"/>
    </style:style>
    <style:style style:name="P3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2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3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 style:list-style-name="L2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101b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fo:font-weight="normal" style:font-weight-asian="normal"/>
    </style:style>
    <style:style style:name="T5" style:family="text">
      <style:text-properties officeooo:rsid="0002101b"/>
    </style:style>
    <style:style style:name="T6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fo:font-weight="normal" style:letter-kerning="true" style:font-name-asian="Times New Roman" style:font-size-asian="11pt" style:font-weight-asian="normal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language="pt" fo:country="BR" fo:font-weight="normal" style:letter-kerning="true" style:font-name-asian="Times New Roman" style:font-weight-asian="normal" style:font-name-complex="Arial" style:font-size-complex="10pt" style:language-complex="ar" style:country-complex="SA"/>
    </style:style>
    <style:style style:name="T9" style:family="text">
      <style:text-properties fo:font-size="11pt" style:font-name-asian="Times New Roman" style:font-size-asian="11pt"/>
    </style:style>
    <style:style style:name="T10" style:family="text">
      <style:text-properties fo:font-size="11pt" officeooo:rsid="00023a1f" style:font-name-asian="Times New Roman" style:font-size-asian="11pt" style:font-size-complex="11pt"/>
    </style:style>
    <style:style style:name="T11" style:family="text">
      <style:text-properties fo:font-size="10pt" style:font-name-asian="Times New Roman" style:font-size-asian="10pt"/>
    </style:style>
    <style:style style:name="T12" style:family="text">
      <style:text-properties fo:font-size="10pt" officeooo:rsid="004b5cce" style:font-name-asian="Times New Roman" style:font-size-asian="10pt"/>
    </style:style>
    <style:style style:name="T13" style:family="text">
      <style:text-properties fo:font-size="10pt" officeooo:rsid="00023a1f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fo:font-weight="normal" style:font-name-asian="Times New Roman" style:font-size-asian="10pt" style:language-asian="zh" style:country-asian="CN" style:font-weight-asian="normal" style:font-weight-complex="normal"/>
    </style:style>
    <style:style style:name="T16" style:family="text">
      <style:text-properties fo:font-size="10pt" fo:font-weight="normal" style:font-name-asian="Arial" style:font-size-asian="10pt" style:language-asian="zh" style:country-asian="CN" style:font-weight-asian="normal" style:font-weight-complex="normal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officeooo:rsid="0002101b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bullet text:level="1" text:style-name="WW_5f_CharLFO15LVL1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_5f_CharLFO15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15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15LVL4" text:bullet-char="">
        <style:list-level-properties text:space-before="2.54cm" text:min-label-width="0.635cm"/>
        <style:text-properties style:font-name="Symbol1"/>
      </text:list-level-style-bullet>
      <text:list-level-style-bullet text:level="5" text:style-name="WW_5f_CharLFO15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15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15LVL7" text:bullet-char="">
        <style:list-level-properties text:space-before="4.445cm" text:min-label-width="0.635cm"/>
        <style:text-properties style:font-name="Symbol1"/>
      </text:list-level-style-bullet>
      <text:list-level-style-bullet text:level="8" text:style-name="WW_5f_CharLFO15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15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GRH</text:span> – Gestão de <text:span text:style-name="T5">Recursos Humanos</text:span></text:p>
      <text:p text:style-name="P8"/>
      <text:p text:style-name="P6">Documento de Especificação de Caso de Uso</text:p>
      <text:p text:style-name="P6"/>
      <text:p text:style-name="P7">UC0<text:span text:style-name="T5">4</text:span> – <text:span text:style-name="T5">Vincular Membros</text:span></text:p>
      <text:p text:style-name="P9"/>
      <text:p text:style-name="P9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Data</text:p>
          </table:table-cell>
          <table:table-cell table:style-name="Tabela1.A1" office:value-type="string">
            <text:p text:style-name="P20">Versão</text:p>
          </table:table-cell>
          <table:table-cell table:style-name="Tabela1.A1" office:value-type="string">
            <text:p text:style-name="P21">Responsável</text:p>
          </table:table-cell>
          <table:table-cell table:style-name="Tabela1.D1" office:value-type="string">
            <text:p text:style-name="P20">Alteração</text:p>
          </table:table-cell>
        </table:table-row>
        <table:table-row table:style-name="Tabela1.1">
          <table:table-cell table:style-name="Tabela1.A1" office:value-type="string">
            <text:p text:style-name="P18">01/04/2015</text:p>
          </table:table-cell>
          <table:table-cell table:style-name="Tabela1.A1" office:value-type="string">
            <text:p text:style-name="P17">1.0</text:p>
          </table:table-cell>
          <table:table-cell table:style-name="Tabela1.A1" office:value-type="string">
            <text:p text:style-name="P19">Antonio Erivelton Facundo da Cunha</text:p>
          </table:table-cell>
          <table:table-cell table:style-name="Tabela1.D1" office:value-type="string">
            <text:p text:style-name="P29">Criação do documento</text:p>
          </table:table-cell>
        </table:table-row>
        <table:table-row table:style-name="Tabela1.1">
          <table:table-cell table:style-name="Tabela1.A3" office:value-type="string">
            <text:p text:style-name="P18">28/04/2015</text:p>
          </table:table-cell>
          <table:table-cell table:style-name="Tabela1.A3" office:value-type="string">
            <text:p text:style-name="P18">2.0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30">Atualização do documento</text:p>
          </table:table-cell>
        </table:table-row>
        <table:table-row table:style-name="Tabela1.1"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A3" office:value-type="string">
            <text:p text:style-name="P17"/>
          </table:table-cell>
          <table:table-cell table:style-name="Tabela1.D3" office:value-type="string">
            <text:p text:style-name="P29"/>
          </table:table-cell>
        </table:table-row>
      </table:table>
      <text:section text:style-name="Sect1" text:name="Seção1">
        <text:list xml:id="list4051965690618270681" text:style-name="WW8Num2">
          <text:list-item>
            <text:h text:style-name="P24" text:outline-level="1"><text:bookmark-start text:name="_Ref439573339"/><text:bookmark-start text:name="_Ref418497390"/>CASOS DE USO: <text:span text:style-name="T5">VINCULAR MEMBROS</text:span></text:h>
            <text:list>
              <text:list-item>
                <text:h text:style-name="P2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2"><text:span text:style-name="Fonte_20_parág._20_padrão"><text:span text:style-name="T6">Este caso de uso descreve o processo em que um coordenador de um projeto irá vincular participantes ao projeto cadastrado.</text:span></text:span></text:p>
        <text:list xml:id="list112302634141901" text:continue-numbering="true" text:style-name="WW8Num2">
          <text:list-item>
            <text:list>
              <text:list-item>
                <text:h text:style-name="P2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4">Atores</text:span><text:span text:style-name="Fonte_20_parág._20_padrão3"><text:span text:style-name="T3"> </text:span></text:span><text:span text:style-name="T4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5">Coordenador do Projeto</text:span></text:p>
        <text:list xml:id="list112301424468095" text:continue-numbering="true" text:style-name="WW8Num2">
          <text:list-item>
            <text:list>
              <text:list-item>
                <text:h text:style-name="P2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4">Fluxo</text:span><text:span text:style-name="Fonte_20_parág._20_padrão3"><text:span text:style-name="T3"> </text:span></text:span><text:span text:style-name="T4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5">O coordenador aciona selecionar estagiários para projeto para vincular membros ao projeto desejado</text:span></text:p>
        <text:p text:style-name="P3">2.<text:tab/><text:span text:style-name="T5">O coordenador vincula participantes na aba de atualizar vínculos</text:span></text:p>
        <text:p text:style-name="P3"><text:tab/>- <text:span text:style-name="T5">O coordenador não terá a opção de vincular a si próprio</text:span></text:p>
        <text:p text:style-name="P5"><text:s/><text:tab/>- O coordenador tem a opção de vincular mais de um participante</text:p>
        <text:p text:style-name="P2">3.<text:tab/><text:span text:style-name="T5">Os participantes vinculados são visualizados em ordem alfabética na aba de detalhes do projeto</text:span></text:p>
        <text:p text:style-name="P2">4.<text:tab/><text:span text:style-name="T5">O coordenador tem a opção de desvincular participantes do projeto na descrição do projeto</text:span></text:p>
        <text:p text:style-name="P2"><text:tab/>- <text:span text:style-name="T5">O coordenador terá a opção de desvincular um ou mais participantes vinculados <text:tab/><text:tab/><text:tab/>ao projeto</text:span></text:p>
        <text:p text:style-name="P2"/>
        <text:list xml:id="list7984178951361997814" text:style-name="L1">
          <text:list-header>
            <text:p text:style-name="P23">1.3.1<text:span text:style-name="T8"> <text:s text:c="4"/></text:span><text:span text:style-name="T7">Informações especificas do caso de uso</text:span></text:p>
          </text:list-header>
        </text:list>
        <text:p text:style-name="P16"><text:span text:style-name="T2">Vincular Participantes:</text:span><text:span text:style-name="T18"> </text:span><text:span text:style-name="T5">Adicionar um novo participante ao projeto, onde esse participante poderá ser qualquer um dos outros autores do sistema. <text:s text:c="3"/></text:span></text:p>
        <text:list xml:id="list112302110698747" text:continue-list="list112301424468095" text:style-name="WW8Num2">
          <text:list-item>
            <text:list>
              <text:list-item>
                <text:h text:style-name="P27" text:outline-level="2"><text:soft-page-break/>Requisitos Especiais</text:h>
              </text:list-item>
            </text:list>
          </text:list-item>
        </text:list>
        <text:p text:style-name="P12">A interface não deve permitir a inclusão de participantes não cadastrados no banco.</text:p>
        <text:p text:style-name="P12"/>
        <text:p text:style-name="P35">1.5<text:tab/>Fluxos Alternativos</text:p>
        <text:p text:style-name="P35"><text:tab/><text:span text:style-name="T17">Não se aplica</text:span></text:p>
        <text:p text:style-name="P35"><text:span text:style-name="T17"/></text:p>
        <text:p text:style-name="P35">1.6<text:tab/>Fluxos de Exceção</text:p>
        <text:p text:style-name="P35"><text:tab/><text:span text:style-name="T17">Não se aplica</text:span></text:p>
        <text:p text:style-name="P12"/>
        <text:list xml:id="list8157091955124270191" text:style-name="L2">
          <text:list-header>
            <text:p text:style-name="P32"><text:span text:style-name="T12">1.</text:span><text:span text:style-name="T14">7</text:span><text:span text:style-name="T10"> <text:tab/>Pré-Condições</text:span></text:p>
          </text:list-header>
        </text:list>
        <text:p text:style-name="P13">Projeto cadastrado no sistema.</text:p>
        <text:p text:style-name="P13"/>
        <text:list xml:id="list112301716505309" text:continue-numbering="true" text:style-name="L2">
          <text:list-header>
            <text:p text:style-name="P33"><text:span text:style-name="T11">1.</text:span><text:span text:style-name="T14">8</text:span><text:span text:style-name="T11"> </text:span><text:span text:style-name="T9"><text:tab/>Pós-Condições</text:span></text:p>
            <text:p text:style-name="P34">Participantes vinculados ao projeto.</text:p>
          </text:list-header>
        </text:list>
        <text:p text:style-name="P15">Usuário Autenticado: </text:p>
        <text:list xml:id="list3967991598059079350" text:style-name="L3">
          <text:list-item>
            <text:p text:style-name="P28"><text:span text:style-name="T15">Para</text:span><text:span text:style-name="Fonte_20_parág._20_padrão"><text:span text:style-name="T16"> </text:span></text:span><text:span text:style-name="T15">que</text:span><text:span text:style-name="Fonte_20_parág._20_padrão"><text:span text:style-name="T16"> </text:span></text:span><text:span text:style-name="T15">o</text:span><text:span text:style-name="Fonte_20_parág._20_padrão"><text:span text:style-name="T16"> </text:span></text:span><text:span text:style-name="T15">caso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uso</text:span><text:span text:style-name="Fonte_20_parág._20_padrão"><text:span text:style-name="T16"> </text:span></text:span><text:span text:style-name="T15">seja</text:span><text:span text:style-name="Fonte_20_parág._20_padrão"><text:span text:style-name="T16"> </text:span></text:span><text:span text:style-name="T15">iniciado</text:span><text:span text:style-name="Fonte_20_parág._20_padrão"><text:span text:style-name="T16"> </text:span></text:span><text:span text:style-name="T15">é</text:span><text:span text:style-name="Fonte_20_parág._20_padrão"><text:span text:style-name="T16"> </text:span></text:span><text:span text:style-name="T15">necessário</text:span><text:span text:style-name="Fonte_20_parág._20_padrão"><text:span text:style-name="T16"> </text:span></text:span><text:span text:style-name="T15">que</text:span><text:span text:style-name="Fonte_20_parág._20_padrão"><text:span text:style-name="T16"> </text:span></text:span><text:span text:style-name="T15">o</text:span><text:span text:style-name="Fonte_20_parág._20_padrão"><text:span text:style-name="T16"> </text:span></text:span><text:span text:style-name="T15">usuário</text:span><text:span text:style-name="Fonte_20_parág._20_padrão"><text:span text:style-name="T16"> </text:span></text:span><text:span text:style-name="T15">esteja</text:span><text:span text:style-name="Fonte_20_parág._20_padrão"><text:span text:style-name="T16"> </text:span></text:span><text:span text:style-name="T15">autenticado</text:span><text:span text:style-name="Fonte_20_parág._20_padrão"><text:span text:style-name="T16"> </text:span></text:span><text:span text:style-name="T15">no</text:span><text:span text:style-name="Fonte_20_parág._20_padrão"><text:span text:style-name="T16"> </text:span></text:span><text:span text:style-name="T15">sistema</text:span><text:span text:style-name="Fonte_20_parág._20_padrão"><text:span text:style-name="T16"> </text:span></text:span><text:span text:style-name="T15">e</text:span><text:span text:style-name="Fonte_20_parág._20_padrão"><text:span text:style-name="T16"> </text:span></text:span><text:span text:style-name="T15">possua</text:span><text:span text:style-name="Fonte_20_parág._20_padrão"><text:span text:style-name="T16"> </text:span></text:span><text:span text:style-name="T15">permissão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acesso</text:span><text:span text:style-name="Fonte_20_parág._20_padrão"><text:span text:style-name="T16"> </text:span></text:span><text:span text:style-name="T15">a</text:span><text:span text:style-name="Fonte_20_parág._20_padrão"><text:span text:style-name="T16"> </text:span></text:span><text:span text:style-name="T15">esta</text:span><text:span text:style-name="Fonte_20_parág._20_padrão"><text:span text:style-name="T16"> </text:span></text:span><text:span text:style-name="T15">funcionalidade.</text:span></text:p>
          </text:list-item>
        </text:list>
        <text:p text:style-name="P11"/>
        <text:p text:style-name="P14"/>
        <text:p text:style-name="P10"/>
        <text:p text:style-name="P12"/>
        <text:p text:style-name="P10"/>
        <text:p text:style-name="P4"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28T11:23:00.774852843</dc:date>
    <meta:print-date>2007-05-07T23:41:00</meta:print-date>
    <meta:editing-cycles>8</meta:editing-cycles>
    <meta:editing-duration>PT37M</meta:editing-duration>
    <meta:generator>LibreOffice/4.2.7.2$Linux_X86_64 LibreOffice_project/420m0$Build-2</meta:generator>
    <meta:document-statistic meta:table-count="1" meta:image-count="2" meta:object-count="0" meta:page-count="2" meta:paragraph-count="43" meta:word-count="270" meta:character-count="1719" meta:non-whitespace-character-count="147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